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left" draw:textarea-vertical-align="top" draw:auto-grow-height="false"/>
    </style:style>
    <style:style style:name="gr3" style:family="graphic" style:parent-style-name="standard">
      <style:graphic-properties draw:marker-start="Arrow" draw:marker-start-width="0.3cm" draw:marker-end="Square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8cm" fo:min-width="0cm"/>
    </style:style>
    <style:style style:name="gr6" style:family="graphic" style:parent-style-name="standard">
      <style:graphic-properties draw:marker-end="Arrow" draw:marker-end-width="0.3cm" draw:textarea-horizontal-align="left" draw:textarea-vertical-align="top" fo:padding-bottom="0.381cm" fo:padding-left="0.102cm" fo:padding-right="0.457cm"/>
    </style:style>
    <style:style style:name="gr7" style:family="graphic" style:parent-style-name="standard">
      <style:graphic-properties draw:fill="none" draw:textarea-horizontal-align="left" draw:textarea-vertical-align="top"/>
    </style:style>
    <style:style style:name="gr8" style:family="graphic" style:parent-style-name="standard">
      <style:graphic-properties draw:stroke="none" svg:stroke-color="#000000" draw:fill="none" draw:fill-color="#ffffff" fo:min-height="0.66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center">
        <style:tab-stops/>
      </style:paragraph-properties>
      <style:text-properties fo:font-size="10pt" style:font-size-asian="10pt" style:font-size-complex="10pt"/>
    </style:style>
    <style:style style:name="P5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3cm" svg:height="1.32cm" svg:x="5.95cm" svg:y="4.96cm">
          <text:p text:style-name="P1">Inst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63cm" svg:height="1.32cm" svg:x="5.95cm" svg:y="8.92cm">
          <text:p text:style-name="P1">Inst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95cm" svg:height="7.26cm" svg:x="5.29cm" svg:y="3.64cm">
          <text:p text:style-name="P1">DesignTop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id="id2" draw:layer="layout" svg:x1="6.61cm" svg:y1="7.6cm" svg:x2="6.61cm" svg:y2="6.28cm">
          <text:p/>
        </draw:line>
        <draw:line draw:style-name="gr3" draw:text-style-name="P1" draw:id="id1" draw:layer="layout" svg:x1="8.92cm" svg:y1="7.6cm" svg:x2="8.92cm" svg:y2="8.92cm">
          <text:p/>
        </draw:line>
        <draw:connector draw:style-name="gr4" draw:text-style-name="P1" draw:layer="layout" svg:x1="8.92cm" svg:y1="7.6cm" svg:x2="6.61cm" svg:y2="7.6cm" draw:start-shape="id1" draw:start-glue-point="0" draw:end-shape="id2" draw:end-glue-point="2" svg:d="m8920 7600h-2310">
          <text:p/>
        </draw:connector>
        <draw:frame draw:style-name="gr5" draw:text-style-name="P2" draw:layer="layout" svg:width="1.353cm" svg:height="0.725cm" draw:transform="rotate (1.5707963267946) translate (5.785cm 7.6cm)">
          <draw:text-box>
            <text:p><text:span text:style-name="T1">Pin1</text:span></text:p>
          </draw:text-box>
        </draw:frame>
        <draw:frame draw:style-name="gr5" draw:text-style-name="P2" draw:layer="layout" svg:width="1.353cm" svg:height="0.725cm" draw:transform="rotate (1.5707963267946) translate (8.101cm 8.916cm)">
          <draw:text-box>
            <text:p><text:span text:style-name="T1">Pin2</text:span></text:p>
          </draw:text-box>
        </draw:frame>
        <draw:line draw:style-name="gr6" draw:text-style-name="P4" draw:layer="layout" svg:x1="2.65cm" svg:y1="7.6cm" svg:x2="5.29cm" svg:y2="7.6cm">
          <text:p text:style-name="P3"><text:span text:style-name="T2">Net1</text:span></text:p>
        </draw:line>
        <draw:rect draw:style-name="gr7" draw:text-style-name="P5" draw:layer="layout" svg:width="13.86cm" svg:height="12.87cm" svg:x="12.55cm" svg:y="1.66cm">
          <text:p text:style-name="P5"><text:span text:style-name="T2">Resulting Netlist</text:span></text:p>
          <text:p text:style-name="P5"><text:span text:style-name="T2">--------------------------------------------------</text:span></text:p>
          <text:p text:style-name="P5"><text:span text:style-name="T2">!PADS-POWERPCB-V9.0-MILS! NETLIST FILE FROM PADS LOGIC V9.3</text:span></text:p>
          <text:p text:style-name="P5"><text:span text:style-name="T2">*PART*</text:span></text:p>
          <text:p text:style-name="P5"><text:span text:style-name="T2"><text:s text:c="2"/></text:span><text:span text:style-name="T2">DEVICE1@package1</text:span></text:p>
          <text:p text:style-name="P5"><text:span text:style-name="T2"><text:s text:c="2"/></text:span><text:span text:style-name="T2">DEVICE2@package2</text:span></text:p>
          <text:p text:style-name="P5"><text:span text:style-name="T2">*CONNECTION</text:span></text:p>
          <text:p text:style-name="P5"><text:span text:style-name="T2">*SIGNAL* NET1</text:span></text:p>
          <text:p text:style-name="P5"><text:span text:style-name="T2"><text:s text:c="2"/></text:span><text:span text:style-name="T2">A1.1, B1.2</text:span></text:p>
          <text:p text:style-name="P5"><text:span text:style-name="T2"><text:s/></text:span></text:p>
          <text:p text:style-name="P5"><text:span text:style-name="T2">*END*</text:span></text:p>
        </draw:rect>
        <draw:rect draw:style-name="gr7" draw:text-style-name="P5" draw:layer="layout" svg:width="24.75cm" svg:height="5.28cm" svg:x="1.66cm" svg:y="14.86cm">
          <text:p text:style-name="P5"><text:span text:style-name="T2">Reference Designations</text:span><text:span text:style-name="T2"><text:tab/></text:span><text:span text:style-name="T2"><text:tab/></text:span><text:span text:style-name="T2">Pin Mappings</text:span></text:p>
          <text:p text:style-name="P5"><text:span text:style-name="T2"><text:s text:c="3"/></text:span><text:span text:style-name="T2">Inst1 <text:s text:c="5"/>A1</text:span><text:span text:style-name="T2"><text:tab/></text:span><text:span text:style-name="T2"><text:tab/></text:span><text:span text:style-name="T2"><text:tab/></text:span><text:span text:style-name="T2">Inst1.Pin1</text:span><text:span text:style-name="T2"><text:tab/></text:span><text:span text:style-name="T2">1</text:span></text:p>
          <text:p text:style-name="P5"><text:span text:style-name="T2"><text:s text:c="3"/></text:span><text:span text:style-name="T2">Inst2 <text:s text:c="5"/>B1</text:span><text:span text:style-name="T2"><text:tab/></text:span><text:span text:style-name="T2"><text:tab/></text:span><text:span text:style-name="T2"><text:tab/></text:span><text:span text:style-name="T2">Inst2.Pin2</text:span><text:span text:style-name="T2"><text:tab/></text:span><text:span text:style-name="T2">2</text:span></text:p>
          <text:p text:style-name="P5"><text:span text:style-name="T2"/></text:p>
          <text:p text:style-name="P5"><text:span text:style-name="T2">Package Assignments</text:span></text:p>
          <text:p text:style-name="P5"><text:span text:style-name="T2"><text:s text:c="3"/></text:span><text:span text:style-name="T2">Inst1 <text:s text:c="5"/>package1</text:span></text:p>
          <text:p text:style-name="P5"><text:span text:style-name="T2"><text:s text:c="3"/></text:span><text:span text:style-name="T2">Inst2 <text:s text:c="5"/>package2</text:span></text:p>
          <text:p text:style-name="P5"><text:span text:style-name="T2"/></text:p>
          <text:p text:style-name="P5"><text:span text:style-name="T2">Device References</text:span></text:p>
          <text:p text:style-name="P5"><text:span text:style-name="T2"><text:s text:c="3"/></text:span><text:span text:style-name="T2">Inst1 <text:s text:c="5"/>Device1</text:span></text:p>
          <text:p text:style-name="P5"><text:span text:style-name="T2"><text:s text:c="3"/></text:span><text:span text:style-name="T2">Inst2 <text:s text:c="5"/>Device2</text:span></text:p>
          <text:p text:style-name="P5"><text:span text:style-name="T2"/></text:p>
        </draw:rect>
        <draw:frame draw:style-name="gr8" draw:layer="layout" svg:width="10.89cm" svg:height="0.962cm" svg:x="1.33cm" svg:y="1.33cm">
          <draw:text-box>
            <text:p>NetListGenerator Test Case 0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ichard Black</meta:initial-creator>
    <meta:creation-date>2012-01-27T10:09:29</meta:creation-date>
    <dc:date>2012-01-27T10:47:19</dc:date>
    <dc:creator>Richard Black</dc:creator>
    <meta:editing-duration>PT00H23M44S</meta:editing-duration>
    <meta:editing-cycles>2</meta:editing-cycles>
    <meta:generator>OpenOffice.org/3.1$Linux OpenOffice.org_project/310m19$Build-9420</meta:generator>
    <meta:printed-by>Richard Black</meta:printed-by>
    <meta:print-date>2012-01-27T10:24:46</meta:print-date>
    <meta:document-statistic meta:object-count="12"/>
  </office:meta>
</office:document-meta>
</file>